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Default"/>
        <table:table-row table:style-name="ro1">
          <table:table-cell office:value-type="string">
            <text:p>Расчётная ведомость за май сотрудника Савина Елена Александрович</text:p>
          </table:table-cell>
          <table:table-cell table:number-columns-repeated="2"/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>
            <text:p>Превышение Городтелеком</text:p>
          </table:table-cell>
          <table:table-cell office:value-type="string">
            <text:p>173 сек</text:p>
          </table:table-cell>
          <table:table-cell office:value-type="string">
            <text:p>0 руб.</text:p>
          </table:table-cell>
        </table:table-row>
        <table:table-row table:style-name="ro1">
          <table:table-cell/>
          <table:table-cell office:value-type="string">
            <text:p>Итого штрафов:</text:p>
          </table:table-cell>
          <table:table-cell office:value-type="string">
            <text:p>0 руб.</text:p>
          </table:table-cell>
        </table:table-row>
        <table:table-row table:style-name="ro1">
          <table:table-cell/>
          <table:table-cell office:value-type="string">
            <text:p>Зарплата:</text:p>
          </table:table-cell>
          <table:table-cell office:value-type="string">
            <text:p>38000 руб.</text:p>
          </table:table-cell>
        </table:table-row>
        <table:table-row table:style-name="ro1">
          <table:table-cell/>
          <table:table-cell office:value-type="string">
            <text:p>К выплате:</text:p>
          </table:table-cell>
          <table:table-cell office:value-type="string">
            <text:p>38000 руб.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19">19.05.2014</text:date>, <text:time>23:23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5-19T23:23:54.24</dc:date>
    <meta:editing-duration>PT31S</meta:editing-duration>
    <meta:editing-cycles>1</meta:editing-cycles>
    <meta:document-statistic meta:table-count="3" meta:cell-count="10" meta:object-count="0"/>
    <meta:generator>OpenOffice/4.0.1$Win32 OpenOffice.org_project/401m5$Build-9714</meta:generator>
  </office:meta>
</office:document-meta>
</file>